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ibDataFormatSerializer.JSONLibDataFormatSeria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ONLibDataFormatSerializer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